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78cm" fo:min-width="1.198cm"/>
    </style:style>
    <style:style style:name="gr2" style:family="graphic" style:parent-style-name="standard">
      <style:graphic-properties draw:stroke="none" svg:stroke-color="#000000" draw:fill="none" draw:fill-color="#ffffff" fo:min-height="0.712cm"/>
    </style:style>
    <style:style style:name="gr3" style:family="graphic" style:parent-style-name="standard">
      <style:graphic-properties draw:stroke="none" svg:stroke-color="#000000" draw:fill="none" draw:fill-color="#ffffff" draw:textarea-horizontal-align="left" draw:auto-grow-height="true" draw:auto-grow-width="false" fo:min-height="1.012cm" fo:min-width="0cm"/>
    </style:style>
    <style:style style:name="gr4" style:family="graphic" style:parent-style-name="standard">
      <style:graphic-properties draw:textarea-horizontal-align="justify" draw:textarea-vertical-align="middle" draw:auto-grow-height="false" fo:min-height="1.891cm" fo:min-width="2.637cm" fo:wrap-option="no-wrap"/>
    </style:style>
    <style:style style:name="gr5" style:family="graphic" style:parent-style-name="standard">
      <style:graphic-properties fo:min-height="0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0.35cm"/>
    </style:style>
    <style:style style:name="gr8" style:family="graphic" style:parent-style-name="standard">
      <style:graphic-properties draw:stroke="none" svg:stroke-color="#000000" draw:fill="none" draw:fill-color="#ffffff" fo:min-height="0.45cm"/>
    </style:style>
    <style:style style:name="gr9" style:family="graphic" style:parent-style-name="standard">
      <style:graphic-properties draw:fill-color="#ffffff" draw:textarea-horizontal-align="justify" draw:textarea-vertical-align="top" draw:auto-grow-height="false" fo:min-height="4.65cm" fo:min-width="4.4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style:paragraph-properties fo:text-align="start"/>
    </style:style>
    <style:style style:name="P4" style:family="paragraph">
      <loext:graphic-properties draw:fill="none" draw:fill-color="#ffffff"/>
      <style:paragraph-properties fo:text-align="star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color="#ffffff"/>
      <style:paragraph-properties fo:text-align="star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4cm" svg:height="2.3cm" svg:x="1.6cm" svg:y="15.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19.59cm" svg:height="0.962cm" svg:x="1cm" svg:y="1.7cm">
          <draw:text-box>
            <text:p text:style-name="P1">Smart Trash Bin</text:p>
          </draw:text-box>
        </draw:frame>
        <draw:frame draw:style-name="gr3" draw:text-style-name="P4" draw:layer="layout" svg:width="3cm" svg:height="1.262cm" svg:x="9.2cm" svg:y="2.9cm">
          <draw:text-box>
            <text:p text:style-name="P3">Diagram</text:p>
          </draw:text-box>
        </draw:frame>
        <draw:custom-shape draw:style-name="gr4" draw:text-style-name="P1" draw:layer="layout" svg:width="4.8cm" svg:height="3.3cm" svg:x="7.8cm" svg:y="9.2cm">
          <text:p text:style-name="P1">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layer="layout" svg:width="5.962cm" svg:height="2.735cm" svg:x="14.6cm" svg:y="14.765cm">
          <text:p>Trash</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6" draw:text-style-name="P5" draw:layer="layout" svg:x1="14.6cm" svg:y1="15.4cm" svg:x2="11.8cm" svg:y2="12.5cm">
          <text:p/>
        </draw:line>
        <draw:frame draw:style-name="gr7" draw:text-style-name="P6" draw:layer="layout" svg:width="6.1cm" svg:height="0.962cm" svg:x="14.39cm" svg:y="12cm">
          <draw:text-box>
            <text:p>Send trash status</text:p>
          </draw:text-box>
        </draw:frame>
        <draw:line draw:style-name="gr6" draw:text-style-name="P5" draw:layer="layout" svg:x1="7.8cm" svg:y1="12.5cm" svg:x2="4.1cm" svg:y2="15.1cm">
          <text:p/>
        </draw:line>
        <draw:frame draw:style-name="gr8" draw:text-style-name="P6" draw:layer="layout" svg:width="4.8cm" svg:height="1.673cm" svg:x="1.9cm" svg:y="12.027cm">
          <draw:text-box>
            <text:p>Send trash localisation</text:p>
          </draw:text-box>
        </draw:frame>
      </draw:page>
      <draw:page draw:name="page2" draw:style-name="dp1" draw:master-page-name="Default">
        <draw:custom-shape draw:style-name="gr9" draw:text-style-name="P7" draw:layer="layout" svg:width="4.9cm" svg:height="4.9cm" svg:x="2cm" svg:y="3.1cm">
          <text:p text:style-name="P3">Trash</text:p>
          <text:p text:style-name="P3"/>
          <text:p text:style-name="P3">- id</text:p>
          <text:p text:style-name="P3">- name</text:p>
          <text:p text:style-name="P3">- localisation</text:p>
          <text:p text:style-name="P3">- status</text:p>
          <draw:enhanced-geometry svg:viewBox="0 0 21600 21600" draw:glue-points="10800 0 0 10800 10800 21600 21600 10800" draw:type="flowchart-process" draw:enhanced-path="M 0 0 L 21600 0 21600 21600 0 21600 0 0 Z N"/>
        </draw:custom-shape>
        <draw:custom-shape draw:style-name="gr9" draw:text-style-name="P7" draw:layer="layout" svg:width="4.9cm" svg:height="4.9cm" svg:x="2.001cm" svg:y="3.101cm">
          <text:p text:style-name="P3">Trash</text:p>
          <text:p text:style-name="P3"/>
          <text:p text:style-name="P3">- id</text:p>
          <text:p text:style-name="P3">- name</text:p>
          <text:p text:style-name="P3">- localisation</text:p>
          <text:p text:style-name="P3">- status</text:p>
          <draw:enhanced-geometry svg:viewBox="0 0 21600 21600" draw:glue-points="10800 0 0 10800 10800 21600 21600 10800" draw:type="flowchart-process" draw:enhanced-path="M 0 0 L 21600 0 21600 21600 0 21600 0 0 Z N"/>
        </draw:custom-shape>
        <draw:custom-shape draw:style-name="gr9" draw:text-style-name="P7" draw:layer="layout" svg:width="4.9cm" svg:height="4.9cm" svg:x="8.6cm" svg:y="3.1cm">
          <text:p text:style-name="P3">Agent</text:p>
          <text:p text:style-name="P3"/>
          <text:p text:style-name="P3">- id</text:p>
          <text:p text:style-name="P3">- name</text:p>
          <text:p text:style-name="P3">- localisation</text:p>
          <draw:enhanced-geometry svg:viewBox="0 0 21600 21600" draw:glue-points="10800 0 0 10800 10800 21600 21600 10800" draw:type="flowchart-process"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1T10:14:26.963097875</meta:creation-date>
    <dc:date>2018-07-11T10:43:03.491479577</dc:date>
    <meta:editing-duration>PT18M25S</meta:editing-duration>
    <meta:editing-cycles>2</meta:editing-cycles>
    <meta:generator>LibreOffice/6.0.5.2$Linux_X86_64 LibreOffice_project/00m0$Build-2</meta:generator>
    <meta:document-statistic meta:object-count="12"/>
  </office:meta>
</office:document-meta>
</file>